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rimitives.primitiveTypeOf( Class &lt; T &gt; clazz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rimitives.Primitiv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Primitives.isPrimitiveOrWrapper( Class &lt; ? &gt;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imitives.isAssignableFromWrapper( Class &lt; ? &gt; valueClass , Class &lt; ? &gt; referenceTyp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rimitives.defaultValue( Class &lt; T &gt; primitiveOrWrapper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